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.Attribute( ParsingContext parsingContext , StartElement raw , Attributes attr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ribute.getSubst( String attrName , Attributes attrs , ParsingContext parsingContext , boolean isRequir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ttribute.execute( final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